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-template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 style:list-style-name="L2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 style:list-style-name="L2">
      <style:graphic-properties fo:min-height="13.25cm"/>
      <style:paragraph-properties style:writing-mode="lr-tb"/>
    </style:style>
    <style:style style:name="pr8" style:family="presentation" style:parent-style-name="Vivid1-outline1" style:list-style-name="L2">
      <style:graphic-properties fo:min-height="13.25cm"/>
      <style:paragraph-properties style:writing-mode="lr-tb"/>
    </style:style>
    <style:style style:name="pr9" style:family="presentation" style:parent-style-name="Vivid1-outline1" style:list-style-name="L2">
      <style:graphic-properties fo:min-height="13.25cm"/>
      <style:paragraph-properties style:writing-mode="lr-tb"/>
    </style:style>
    <style:style style:name="pr10" style:family="presentation" style:parent-style-name="Vivid1-outline1" style:list-style-name="L2">
      <style:graphic-properties fo:min-height="13.25cm"/>
      <style:paragraph-properties style:writing-mode="lr-tb"/>
    </style:style>
    <style:style style:name="pr11" style:family="presentation" style:parent-style-name="Vivid1-outline1" style:list-style-name="L2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paragraph-properties style:writing-mode="lr-tb"/>
      <style:text-properties fo:hyphenate="false" loext:hyphenation-no-caps="false" loext:hyphenation-no-last-word="false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372cm" fo:text-indent="0cm"/>
      <style:text-properties fo:hyphenate="false" loext:hyphenation-no-caps="false" loext:hyphenation-no-last-word="false"/>
    </style:style>
    <style:style style:name="T1" style:family="text">
      <style:text-properties fo:color="#000000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ad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line-break/>[SOLVED] What the heck is up with these _t datatypes in C? <text:line-break/>Is there a conspiracy behind it?<text:line-break/>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5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7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char <text:line-break/>for characters, also includes strings as arrays of type character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8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char <text:line-break/>for characters, also includes strings as arrays of type character</text:p>
              </text:list-item>
              <text:list-item>
                <text:p text:style-name="P4">int<text:line-break/>for integers, so whole numbers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9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char <text:line-break/>for characters, also includes strings as arrays of type character</text:p>
              </text:list-item>
              <text:list-item>
                <text:p text:style-name="P4">int<text:line-break/>for integers, so whole numbers</text:p>
              </text:list-item>
              <text:list-item>
                <text:p text:style-name="P4"><text:span text:style-name="T1">float</text:span><text:span text:style-name="T1"><text:line-break/></text:span><text:span text:style-name="T1">as a type for </text:span>floating point number, and 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10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char <text:line-break/>for characters, also includes strings as arrays of type character</text:p>
              </text:list-item>
              <text:list-item>
                <text:p text:style-name="P4">int<text:line-break/>for integers, so whole numbers</text:p>
              </text:list-item>
              <text:list-item>
                <text:p text:style-name="P4">float<text:line-break/>as a type for floating point number, and </text:p>
              </text:list-item>
              <text:list-item>
                <text:p text:style-name="P7">double<text:line-break/>as a float with higher precision for the fracture part</text:p>
                <text:p text:style-name="P7"/>
                <text:p text:style-name="P4"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1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short </text:p>
              </text:list-item>
              <text:list-item>
                <text:p text:style-name="P4">long</text:p>
              </text:list-item>
              <text:list-item>
                <text:p text:style-name="P4">signed </text:p>
              </text:list-item>
              <text:list-item>
                <text:p text:style-name="P4">unsigned<text:line-break/>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solid" draw:fill-color="#ad0000" draw:fill-hatch-solid="false" loext:fill-use-slide-background="false" draw:shadow="visible" draw:shadow-offset-y="0.03cm"/>
      <style:paragraph-properties>
        <style:tab-stops/>
      </style:paragraph-properties>
      <style:text-properties fo:background-color="transparent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ffffff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ad0000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000000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number text:level="1" style:num-format="1">
            <style:list-level-properties text:space-before="0.3cm" text:min-label-width="0.9cm"/>
            <style:text-properties fo:color="#009eda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00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ad0000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ff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title">
      <style:graphic-properties draw:auto-grow-height="false" fo:min-height="2.63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Vivid2-title">
      <style:graphic-properties draw:auto-grow-height="false" fo:min-height="2.63cm"/>
      <style:paragraph-properties style:writing-mode="lr-tb"/>
    </style:style>
    <style:style style:name="Mpr9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Mpr2" draw:text-style-name="MP6" draw:layer="backgroundobjects" svg:width="25cm" svg:height="9cm" svg:x="1.25cm" svg:y="0.75cm" presentation:class="title">
        <draw:text-box>
          <text:p>Click to edit the title text format</text:p>
        </draw:text-box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5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5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5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Mpr8" draw:text-style-name="MP6" draw:layer="backgroundobjects" svg:width="25cm" svg:height="2.75cm" svg:x="1.5cm" svg:y="0.75cm" presentation:class="title">
        <draw:text-box>
          <text:p>Click to edit the title text format</text:p>
        </draw:text-box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9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9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9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0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0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1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02:18.603949106</meta:creation-date>
    <meta:editing-duration>PT4M58S</meta:editing-duration>
    <meta:editing-cycles>2</meta:editing-cycles>
    <meta:generator>LibreOffice/7.4.1.2$Linux_X86_64 LibreOffice_project/40$Build-2</meta:generator>
    <dc:title>Vivid</dc:title>
    <dc:date>2022-11-22T11:07:15.308144301</dc:date>
    <meta:document-statistic meta:object-count="72"/>
    <meta:template xlink:type="simple" xlink:actuate="onRequest" xlink:title="Vivid" xlink:href="../003-myCTalkthroughs-_t-data-types.otp" meta:date="2022-11-22T11:02:17.443606779"/>
  </office:meta>
</office:document-meta>
</file>